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officeooo:rsid="0012ec88" officeooo:paragraph-rsid="0012ec88" style:font-size-asian="60pt" style:font-size-complex="60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2ec88" officeooo:paragraph-rsid="0012ec88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5pt" officeooo:rsid="0013c15b" officeooo:paragraph-rsid="0013c15b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5pt" officeooo:rsid="0013c15b" officeooo:paragraph-rsid="0012ec88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3c15b" officeooo:paragraph-rsid="0013c15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12ec88" officeooo:paragraph-rsid="0013c15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officeooo:rsid="0013c15b" officeooo:paragraph-rsid="001dd64b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officeooo:rsid="0013c15b" officeooo:paragraph-rsid="0013c15b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officeooo:rsid="001dd64b" officeooo:paragraph-rsid="001dd64b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20pt" officeooo:rsid="0012ec88" officeooo:paragraph-rsid="0012ec88" style:font-size-asian="20pt" style:font-size-complex="20pt"/>
    </style:style>
    <style:style style:name="P11" style:family="paragraph" style:parent-style-name="Standard">
      <style:paragraph-properties fo:text-align="center" style:justify-single-word="false"/>
      <style:text-properties fo:font-size="15pt" officeooo:rsid="0013c15b" officeooo:paragraph-rsid="0013c15b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1d35"/>
    </style:style>
    <style:style style:name="T3" style:family="text">
      <style:text-properties officeooo:rsid="001489e6"/>
    </style:style>
    <style:style style:name="T4" style:family="text">
      <style:text-properties officeooo:rsid="00192ce6"/>
    </style:style>
    <style:style style:name="T5" style:family="text">
      <style:text-properties officeooo:rsid="001dd6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C. İSTANBUL TİCARET ÜNİVERSİTESİ</text:p>
      <text:p text:style-name="P5"/>
      <text:p text:style-name="P5">MÜHENDİSLİK <text:span text:style-name="T3">VE TASARIM </text:span>FAKÜLTESİ</text:p>
      <text:p text:style-name="P5"/>
      <text:p text:style-name="P5">BİLGİSAYAR MÜHENDİSLİĞİ BÖLÜMÜ</text:p>
      <text:p text:style-name="P1"/>
      <text:p text:style-name="P1"/>
      <text:p text:style-name="P1"/>
      <text:p text:style-name="P10">Nöroevrim</text:p>
      <text:p text:style-name="P2"/>
      <text:p text:style-name="P2"/>
      <text:p text:style-name="P2"/>
      <text:p text:style-name="P2"/>
      <text:p text:style-name="P2"/>
      <text:p text:style-name="P2"/>
      <text:p text:style-name="P6">Ömer Faruk CAN </text:p>
      <text:p text:style-name="P2"/>
      <text:p text:style-name="P4"/>
      <text:p text:style-name="P3"/>
      <text:p text:style-name="P9"/>
      <text:p text:style-name="P3"/>
      <text:p text:style-name="P8">B<text:span text:style-name="T5">İTİRME PROJESİ</text:span></text:p>
      <text:p text:style-name="P3"/>
      <text:p text:style-name="P3"/>
      <text:p text:style-name="P3"/>
      <text:p text:style-name="P7"><text:span text:style-name="T1">Danışman <text:s/></text:span>: <text:s/><text:span text:style-name="T2">Prof. Dr. </text:span>Rıfat <text:span text:style-name="T4">YAZICI</text:span></text:p>
      <text:p text:style-name="P3"/>
      <text:p text:style-name="P3"/>
      <text:p text:style-name="P3"/>
      <text:p text:style-name="P3"/>
      <text:p text:style-name="P3"/>
      <text:p text:style-name="P8">İSTANBUL – MAYIS 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19S</meta:editing-duration>
    <meta:editing-cycles>13</meta:editing-cycles>
    <meta:generator>LibreOffice/4.4.7.2$Windows_x86 LibreOffice_project/f3153a8b245191196a4b6b9abd1d0da16eead600</meta:generator>
    <dc:date>2016-05-27T14:12:26.772000000</dc:date>
    <meta:document-statistic meta:table-count="0" meta:image-count="0" meta:object-count="0" meta:page-count="1" meta:paragraph-count="8" meta:word-count="26" meta:character-count="190" meta:non-whitespace-character-count="168"/>
    <meta:user-defined meta:name="Info 1"/>
    <meta:user-defined meta:name="Info 2"/>
    <meta:user-defined meta:name="Info 3"/>
    <meta:user-defined meta:name="Info 4"/>
  </office:meta>
</office:document-meta>
</file>